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05260e" officeooo:paragraph-rsid="0005260e"/>
    </style:style>
    <style:style style:name="P2" style:family="paragraph" style:parent-style-name="Text_20_body">
      <style:text-properties officeooo:rsid="0005260e" officeooo:paragraph-rsid="0005260e"/>
    </style:style>
    <style:style style:name="P3" style:family="paragraph" style:parent-style-name="Text_20_body" style:list-style-name="L1">
      <style:text-properties officeooo:rsid="0005260e" officeooo:paragraph-rsid="0005260e"/>
    </style:style>
    <style:style style:name="P4" style:family="paragraph" style:parent-style-name="Heading_20_1">
      <style:text-properties officeooo:rsid="0005c201" officeooo:paragraph-rsid="0005c201"/>
    </style:style>
    <style:style style:name="P5" style:family="paragraph" style:parent-style-name="Heading_20_2">
      <style:text-properties officeooo:rsid="0005c201" officeooo:paragraph-rsid="0005c201"/>
    </style:style>
    <style:style style:name="T1" style:family="text">
      <style:text-properties officeooo:rsid="0005c201"/>
    </style:style>
    <style:style style:name="T2" style:family="text">
      <style:text-properties fo:font-style="italic" officeooo:rsid="0005c201" style:font-style-asian="italic" style:font-style-complex="italic"/>
    </style:style>
    <style:style style:name="T3" style:family="text">
      <style:text-properties fo:font-style="normal" officeooo:rsid="0005c201" style:font-style-asian="normal" style:font-style-complex="normal"/>
    </style:style>
    <style:style style:name="T4" style:family="text">
      <style:text-properties fo:font-style="normal" officeooo:rsid="00074adb" style:font-style-asian="normal" style:font-style-complex="normal"/>
    </style:style>
    <style:style style:name="T5" style:family="text">
      <style:text-properties fo:font-style="normal" officeooo:rsid="0008b609" style:font-style-asian="normal" style:font-style-complex="normal"/>
    </style:style>
    <style:style style:name="T6" style:family="text">
      <style:text-properties fo:font-style="normal" officeooo:rsid="000d987b" style:font-style-asian="normal" style:font-style-complex="normal"/>
    </style:style>
    <style:style style:name="T7" style:family="text">
      <style:text-properties officeooo:rsid="00053acd"/>
    </style:style>
    <style:style style:name="T8" style:family="text">
      <style:text-properties officeooo:rsid="000db080"/>
    </style:style>
    <style:style style:name="T9" style:family="text">
      <style:text-properties officeooo:rsid="0008b60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requisites</text:h>
      <text:p text:style-name="P2">Development of the imperator who goes from a proud being into being an abomination. <text:span text:style-name="T1">The whole EP takes place in the realm of the Vhares, a race of beings who start to occupy a whole hemisphere of the Oort cloud (from perspective of the solar system’s movement in the galaxy, it is the front hemisphere). The imperator is the root of this occupation. He wants to occupy the frontal hemisphere, because it contains a lot of </text:span><text:span text:style-name="T2">Dust</text:span><text:span text:style-name="T3">, a </text:span><text:span text:style-name="T4">powerful </text:span><text:span text:style-name="T3">substance that permeates the whole galaxy, but isn’t distributed equally.<text:line-break/></text:span><text:span text:style-name="T4">During the conquest, several other races are (partially or completely) erased or enslaved, among them the Oraek, Faeshyn, Pazri, Inral, Seect and Glareniel. </text:span><text:span text:style-name="T5">We don’t have to go into detail here, but I’d like an arc where all the other races underestimate the Vhares at first, because they used to be a friendly race (very demure, very mindful) before being led by the imperator.<text:line-break/>The imperator should also get some kind of backstory that is hinted at every now and then. In the end, the reason for all this unfurls: The imperator actually isn’t a pure Vhare, but a hybrid of a Vhare and a Pazri. This is also the reason why he was able to manipulate all the Vhares into warfare (Pazri have very strong abilities in that matters). During the conquest, the imperator meet</text:span><text:span text:style-name="T6">s one of his </text:span><text:span text:style-name="T5">two fathers (Pazri and Vhare reproduce with two fathers, one mother, and obviously Pazri can impregnate Vhare – they might share some common ancestry) for the first time (he recognizes them because they can feel the connection due to their Pazri heritage).</text:span></text:p>
      <text:h text:style-name="P1" text:outline-level="1">Songs</text:h>
      <text:list text:style-name="L1">
        <text:list-item>
          <text:p text:style-name="P3">Imperator: <text:span text:style-name="T7">Glorify the imperator, he is the leader, the man-made god</text:span></text:p>
        </text:list-item>
        <text:list-item>
          <text:p text:style-name="P3">??</text:p>
        </text:list-item>
        <text:list-item>
          <text:p text:style-name="P3">??</text:p>
        </text:list-item>
        <text:list-item>
          <text:p text:style-name="P3">Abomination: <text:span text:style-name="T7">The </text:span><text:span text:style-name="T8">i</text:span><text:span text:style-name="T7">mper</text:span><text:span text:style-name="T8">ator</text:span><text:span text:style-name="T7"> recognizes that he has fallen. His values have gone to shit and he realizes that he is a disgusting piece of sh</text:span><text:span text:style-name="T9">i</text:span><text:span text:style-name="T7">t.</text:span></text:p>
        </text:list-item>
      </text:list>
      <text:h text:style-name="P4" text:outline-level="1">Vhare</text:h>
      <text:h text:style-name="P5" text:outline-level="2">Der Imperator Beschützt</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11T20:43:43.715000000</dc:date>
    <meta:editing-duration>PT50M28S</meta:editing-duration>
    <meta:editing-cycles>8</meta:editing-cycles>
    <meta:generator>LibreOffice/24.8.0.3$Windows_X86_64 LibreOffice_project/0bdf1299c94fe897b119f97f3c613e9dca6be583</meta:generator>
    <meta:document-statistic meta:table-count="0" meta:image-count="0" meta:object-count="0" meta:page-count="1" meta:paragraph-count="9" meta:word-count="317" meta:character-count="1813" meta:non-whitespace-character-count="1508"/>
  </office:meta>
</office:document-meta>
</file>